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automatic-styles>
    <style:style style:name="P1" style:family="paragraph" style:parent-style-name="Standard">
      <style:text-properties fo:font-size="10pt" fo:language="zxx" fo:country="none" style:font-size-asian="10pt" style:language-asian="zxx" style:country-asian="none"/>
    </style:style>
    <style:style style:name="P2" style:family="paragraph" style:parent-style-name="Standard">
      <style:paragraph-properties fo:margin-left="1.5in" fo:margin-right="0in" fo:text-indent="-1.5in" style:auto-text-indent="false"/>
    </style:style>
    <style:style style:name="P3" style:family="paragraph" style:parent-style-name="Standard">
      <style:paragraph-properties fo:margin-left="1in" fo:margin-right="0in" fo:text-indent="0.5in" style:auto-text-indent="fals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left="1.5in" fo:margin-right="0in" fo:text-indent="-1.5in" style:auto-text-indent="false"/>
    </style:style>
    <style:style style:name="P6" style:family="paragraph" style:parent-style-name="Heading_20_1" style:master-page-name="Standard">
      <style:paragraph-properties fo:text-align="start" style:justify-single-word="false" style:page-number="auto"/>
      <style:text-properties fo:font-size="12pt" fo:font-weight="normal" style:font-size-asian="12pt" style:font-weight-asian="normal" style:font-weight-complex="normal"/>
    </style:style>
    <style:style style:name="P7" style:family="paragraph">
      <style:paragraph-properties fo:text-align="center" style:writing-mode="lr-tb"/>
      <style:text-properties fo:font-size="24pt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p text:style-name="Standard">Gregory Witt</text:p>
      <text:p text:style-name="Standard">3815 Mintwood Street</text:p>
      <text:p text:style-name="Standard">Pittsburgh, PA <text:s/>15201</text:p>
      <text:p text:style-name="Standard"/>
      <text:p text:style-name="Standard"/>
      <text:p text:style-name="Standard"/>
      <text:p text:style-name="Standard">REQUEST FOR REIMBURSEMENT</text:p>
      <text:p text:style-name="P1"><draw:line text:anchor-type="char" draw:z-index="0" draw:style-name="gr1" draw:text-style-name="P7" svg:x1="-0.1299in" svg:y1="0.0165in" svg:x2="6.4929in" svg:y2="0.0165in"><text:p/></draw:line></text:p>
      <text:p text:style-name="Standard"/>
      <text:p text:style-name="Standard">DATE:<text:tab/><text:tab/><text:tab/>20 December, 2009</text:p>
      <text:p text:style-name="Standard"/>
      <text:p text:style-name="Standard">TO:<text:tab/><text:tab/><text:tab/>Fred Rogers Center</text:p>
      <text:p text:style-name="Standard"><text:tab/><text:tab/><text:tab/>Saint Vincent College</text:p>
      <text:p text:style-name="Standard"><text:tab/><text:tab/><text:tab/>300 Fraser Purchase Road<text:line-break/><text:tab/><text:tab/><text:tab/>Latrobe, PA 15650</text:p>
      <text:p text:style-name="Standard"/>
      <text:p text:style-name="P2">FOR:<text:tab/><text:tab/>Materials purchased for the fabrication of first and second prototypes of the “Color Factory” interactive exhibit at the Children's Museum of Pittsburgh.</text:p>
      <text:p text:style-name="P2"/>
      <text:p text:style-name="P3"/>
      <text:p text:style-name="P4">DATE<text:tab/><text:tab/>VENDOR <text:tab/>DESCRIPTION<text:tab/><text:tab/><text:tab/><text:tab/><text:tab/>AMOUNT</text:p>
      <text:p text:style-name="Standard">12 Oct 2009<text:tab/>Home Depot<text:tab/>particle board sheeting, drywall screws<text:tab/><text:tab/>62.13</text:p>
      <text:p text:style-name="Standard">11 Sep 2009<text:tab/>SparkFun<text:tab/>color sensors<text:tab/><text:tab/><text:tab/><text:tab/><text:tab/><text:tab/>56.75</text:p>
      <text:p text:style-name="Standard">20 Sep 2009<text:tab/>ToysRUs<text:tab/>colored “ball pit” balls<text:tab/><text:tab/><text:tab/><text:tab/>24.99</text:p>
      <text:p text:style-name="Standard">1 Dec 2009<text:tab/>Magic Geek<text:tab/>high quality rubber bouncing balls<text:tab/><text:tab/><text:tab/>245.70<text:tab/></text:p>
      <text:p text:style-name="Standard">2 Dec 2009<text:tab/>SparkFun<text:tab/>color sensors, microcontrollers, misc. electronic<text:tab/>178.10</text:p>
      <text:p text:style-name="Standard">6 Dec 2009<text:tab/>Mouser Elec.<text:tab/>RS485 transceivers, voltage regulators, misc. elec. <text:tab/>64.70<text:tab/></text:p>
      <text:p text:style-name="P4"><text:s text:c="68"/><text:tab/><text:tab/><text:tab/><text:tab/><text:tab/><text:tab/><text:tab/></text:p>
      <text:p text:style-name="Standard">TOTAL:<text:tab/><text:tab/><text:tab/><text:tab/><text:tab/><text:tab/><text:tab/><text:tab/><text:tab/><text:tab/>632.3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______________________________</text:p>
      <text:p text:style-name="Standard">Gregory Witt</text:p>
      <text:p text:style-name="Standard">Fred Rogers Fel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iragino Mincho Pro W3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6pt" fo:font-weight="bold" style:font-size-asian="16pt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llen A</dc:title>
    <meta:initial-creator>cynthia.scarpo</meta:initial-creator>
    <meta:creation-date>2009-11-02T16:27:00</meta:creation-date>
    <dc:date>2009-12-20T14:30:00</dc:date>
    <meta:print-date>2009-12-20T14:26:02</meta:print-date>
    <meta:editing-cycles>5</meta:editing-cycles>
    <meta:editing-duration>PT00H31M31S</meta:editing-duration>
    <meta:generator>OpenOffice.org/3.1$Unix OpenOffice.org_project/310m19$Build-9420</meta:generator>
    <meta:document-statistic meta:table-count="0" meta:image-count="0" meta:object-count="0" meta:page-count="1" meta:paragraph-count="21" meta:word-count="126" meta:character-count="943"/>
  </office:meta>
</office:document-meta>
</file>